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" svg:font-family="Times"/>
  </office:font-face-decls>
  <office:automatic-styles>
    <style:style style:name="P1" style:family="paragraph" style:parent-style-name="Standard">
      <style:paragraph-properties fo:margin-bottom="0.1667in"/>
      <style:text-properties style:font-name="Times" fo:font-size="12.0pt"/>
    </style:style>
    <style:style style:name="P2" style:family="paragraph" style:parent-style-name="Standard">
      <style:paragraph-properties fo:margin-bottom="0.1667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3" style:family="paragraph" style:parent-style-name="Standard">
      <style:text-properties style:font-name="Times" fo:font-size="12.0pt" fo:color="#6d6d6d"/>
    </style:style>
    <style:style style:name="P4" style:family="paragraph" style:parent-style-name="Standard">
      <style:text-properties style:font-name="Times" fo:font-size="12.0pt"/>
    </style:style>
    <style:style style:name="P5" style:family="paragraph" style:parent-style-name="Standard">
      <style:paragraph-properties fo:text-align="justify"/>
      <style:text-properties style:font-name="Times" fo:font-size="17.3pt"/>
    </style:style>
    <style:style style:name="P6" style:family="paragraph" style:parent-style-name="Standard">
      <style:paragraph-properties fo:text-align="justify"/>
      <style:text-properties style:font-name="Courier New" fo:font-size="13.3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fo:font-size="13.3pt" fo:font-size-asian="13.3pt" fo:font-size-complex="13.3pt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his document lists key </text:span><text:span text:style-name="T2">Competency Questions (CQs)</text:span><text:span text:style-name="T1"><text:s/>to validate a federated knowledge graph combining:</text:span></text:p>
      <text:list text:style-name="L1">
        <text:list-item>
          <text:p text:style-name="P2"><text:span text:style-name="T3"/><text:span text:style-name="T2">SemRepo</text:span><text:span text:style-name="T1"><text:s/>(GitHub repos metadata)</text:span></text:p>
        </text:list-item>
        <text:list-item>
          <text:p text:style-name="P2"><text:span text:style-name="T3"/><text:span text:style-name="T2">Linked Papers with Code (LPWC)</text:span><text:span text:style-name="T1"><text:s/>(papers linked to code)</text:span></text:p>
        </text:list-item>
        <text:list-item>
          <text:p text:style-name="P2"><text:span text:style-name="T3"/><text:span text:style-name="T2">SemOpenAlex</text:span><text:span text:style-name="T1"><text:s/>(author and institution data)</text:span></text:p>
        </text:list-item>
      </text:list>
      <text:p text:style-name="P1"><text:span text:style-name="T1">Goals:</text:span></text:p>
      <text:list text:style-name="L1">
        <text:list-item>
          <text:p text:style-name="P2"><text:span text:style-name="T1">Verify the graph answers relevant queries</text:span></text:p>
        </text:list-item>
        <text:list-item>
          <text:p text:style-name="P2"><text:span text:style-name="T1">Demonstrate data integration</text:span></text:p>
        </text:list-item>
        <text:list-item>
          <text:p text:style-name="P2"><text:span text:style-name="T1">Support use cases like contributor analysis and topic trends</text:span></text:p>
        </text:list-item>
      </text:list>
      <text:p text:style-name="P1"><text:span text:style-name="T1">Each CQ includes a SPARQL query for testing.</text:span></text:p>
      <text:p text:style-name="P3"><text:span text:style-name="T1">##########################################################################################################</text:span></text:p>
      <text:p text:style-name="P4"><text:span text:style-name="T1"/></text:p>
      <text:p text:style-name="P5"><text:span text:style-name="T2">CQ-1:</text:span></text:p>
      <text:p text:style-name="P5"><text:span text:style-name="T1">Which repositories implement a given research paper?</text:span></text:p>
      <text:p text:style-name="P5"><text:span text:style-name="T1">Return all repositories linked as the official implementation of a specific paper.</text:span></text:p>
      <text:p text:style-name="P4"><text:span text:style-name="T1"/></text:p>
      <text:p text:style-name="P6"><text:span text:style-name="T1">PREFIX sr: &lt;https://semrepo.org/property/&gt;</text:span></text:p>
      <text:p text:style-name="P6"><text:span text:style-name="T1">PREFIX lpwc: &lt;https://linkedpaperswithcode.com/property/&gt;</text:span></text:p>
      <text:p text:style-name="P4"><text:span text:style-name="T1"/></text:p>
      <text:p text:style-name="P6"><text:span text:style-name="T1">SELECT ?SemRepo_Repository </text:span></text:p>
      <text:p text:style-name="P6"><text:span text:style-name="T1">WHERE {</text:span></text:p>
      <text:p text:style-name="P6"><text:span text:style-name="T1">  SERVICE &lt;https://linkedpaperswithcode.com/sparql&gt; {</text:span></text:p>
      <text:p text:style-name="P6"><text:span text:style-name="T1">    &lt;https://linkedpaperswithcode.com/paper/understanding-human-hands-in-contact-at-1&gt; </text:span></text:p>
      <text:p text:style-name="P6"><text:span text:style-name="T1">      lpwc:hasOfficialRepository ?Lpwc_Repository .</text:span></text:p>
      <text:p text:style-name="P6"><text:span text:style-name="T1">  }</text:span></text:p>
      <text:p text:style-name="P4"><text:span text:style-name="T1"/></text:p>
      <text:p text:style-name="P6"><text:span text:style-name="T1">  GRAPH &lt;https://semrepo.org&gt; {</text:span></text:p>
      <text:p text:style-name="P6"><text:span text:style-name="T1">    ?SemRepo_Repository sr:hasLpwcUrl ?Lpwc_Repository .</text:span></text:p>
      <text:p text:style-name="P6"><text:span text:style-name="T1">  }</text:span></text:p>
      <text:p text:style-name="P6"><text:span text:style-name="T1">}</text:span></text:p>
      <text:p text:style-name="P6"><text:span text:style-name="T1"/></text:p>
      <text:p text:style-name="P3"><text:span text:style-name="T1">##########################################################################################################</text:span></text:p>
      <text:p text:style-name="P4"><text:span text:style-name="T1"/></text:p>
      <text:p text:style-name="P5"><text:span text:style-name="T1">CQ-2:</text:span></text:p>
      <text:p text:style-name="P5"><text:span text:style-name="T1">Who is the publisher of the paper associated with a given repository?</text:span></text:p>
      <text:p text:style-name="P5"><text:span text:style-name="T1">Identify the conference or publisher of the paper connected to the repository.</text:span></text:p>
      <text:p text:style-name="P4"><text:span text:style-name="T1"/></text:p>
      <text:p text:style-name="P6"><text:span text:style-name="T1">PREFIX sr: &lt;https://semrepo.org/property/&gt;</text:span></text:p>
      <text:p text:style-name="P6"><text:span text:style-name="T1">PREFIX lpwc: &lt;https://linkedpaperswithcode.com/property/&gt;</text:span></text:p>
      <text:p text:style-name="P4"><text:span text:style-name="T1"/></text:p>
      <text:p text:style-name="P6"><text:span text:style-name="T1">SELECT ?Conference_Name</text:span></text:p>
      <text:p text:style-name="P6"><text:span text:style-name="T1">WHERE {</text:span></text:p>
      <text:p text:style-name="P6"><text:span text:style-name="T1">  GRAPH &lt;https://semrepo.org&gt; {</text:span></text:p>
      <text:p text:style-name="P6"><text:span text:style-name="T1">    &lt;https://semrepo.org/repository/ddshan/hand_object_detector&gt; sr:hasLpwcUrl ?Lpwc_Repository .</text:span></text:p>
      <text:p text:style-name="P6"><text:span text:style-name="T1">  }</text:span></text:p>
      <text:p text:style-name="P6"><text:span text:style-name="T1">  SERVICE &lt;https://linkedpaperswithcode.com/sparql&gt; {</text:span></text:p>
      <text:p text:style-name="P6"><text:span text:style-name="T1">      ?Paper lpwc:hasOfficialRepository ?Lpwc_Repository .</text:span></text:p>
      <text:p text:style-name="P6"><text:span text:style-name="T1">      ?Paper lpwc:hasConference ?Conference .</text:span></text:p>
      <text:p text:style-name="P6"><text:span text:style-name="T1">      ?Conference &lt;http://dbpedia.org/property/acronym&gt; ?Conference_Name .</text:span></text:p>
      <text:p text:style-name="P6"><text:span text:style-name="T1">  }</text:span></text:p>
      <text:p text:style-name="P6"><text:span text:style-name="T1">}</text:span></text:p>
      <text:p text:style-name="P6"><text:span text:style-name="T4"/></text:p>
      <text:p text:style-name="P3"><text:span text:style-name="T1">##########################################################################################################</text:span></text:p>
      <text:p text:style-name="P4"><text:span text:style-name="T1"/></text:p>
      <text:p text:style-name="P5"><text:span text:style-name="T1">CQ-3:</text:span></text:p>
      <text:p text:style-name="P5"><text:span text:style-name="T1">Who are the top 5 contributors with the most commits?</text:span></text:p>
      <text:p text:style-name="P5"><text:span text:style-name="T1">List contributors with highest commit counts along with their SemOpenAlex profiles.</text:span></text:p>
      <text:p text:style-name="P4"><text:span text:style-name="T1"/></text:p>
      <text:p text:style-name="P6"><text:span text:style-name="T1">SELECT ?contributor ?soa_url (SUM(?no_of_commits) AS ?total_commits)</text:span></text:p>
      <text:p text:style-name="P6"><text:span text:style-name="T1">WHERE {</text:span></text:p>
      <text:p text:style-name="P6"><text:span text:style-name="T1">  GRAPH &lt;https://semrepo.org&gt; {</text:span></text:p>
      <text:p text:style-name="P6"><text:span text:style-name="T1">    ?contRef &lt;https://semrepo.org/property/hasContributor&gt; ?contributor .</text:span></text:p>
      <text:p text:style-name="P6"><text:span text:style-name="T1">    ?contRef &lt;https://semrepo.org/property/hasCommits&gt; ?no_of_commits .</text:span></text:p>
      <text:p text:style-name="P6"><text:span text:style-name="T1">    ?contributor &lt;https://semrepo.org/property/hasSoaUrl&gt; ?soa_url .</text:span></text:p>
      <text:p text:style-name="P6"><text:span text:style-name="T1">  }</text:span></text:p>
      <text:p text:style-name="P6"><text:span text:style-name="T1">}</text:span></text:p>
      <text:p text:style-name="P6"><text:span text:style-name="T1">GROUP BY ?contributor ?soa_url</text:span></text:p>
      <text:p text:style-name="P6"><text:span text:style-name="T1">ORDER BY DESC(?total_commits)</text:span></text:p>
      <text:p text:style-name="P6"><text:span text:style-name="T1">LIMIT 5</text:span></text:p>
      <text:p text:style-name="P6"><text:span text:style-name="T4"/></text:p>
      <text:p text:style-name="P3"><text:span text:style-name="T1">##########################################################################################################</text:span></text:p>
      <text:p text:style-name="P4"><text:span text:style-name="T1"/></text:p>
      <text:p text:style-name="P5"><text:span text:style-name="T1">CQ-4:</text:span></text:p>
      <text:p text:style-name="P5"><text:span text:style-name="T1">Who are the major contributors in diffusion-models repositories?</text:span></text:p>
      <text:p text:style-name="P5"><text:span text:style-name="T1">Find people with at least 50 commits in repositories about diffusion models.</text:span></text:p>
      <text:p text:style-name="P4"><text:span text:style-name="T1"/></text:p>
      <text:p text:style-name="P6"><text:span text:style-name="T1">PREFIX sr: &lt;https://semrepo.org/property/&gt;</text:span></text:p>
      <text:p text:style-name="P4"><text:span text:style-name="T1"/></text:p>
      <text:p text:style-name="P6"><text:span text:style-name="T1">SELECT ?Name ?no_of_commits</text:span></text:p>
      <text:p text:style-name="P6"><text:span text:style-name="T1">WHERE {</text:span></text:p>
      <text:p text:style-name="P6"><text:span text:style-name="T1">  GRAPH &lt;https://semrepo.org&gt; {</text:span></text:p>
      <text:p text:style-name="P6"><text:span text:style-name="T1">    ?Repository a &lt;https://semrepo.org/class/repository&gt; ;</text:span></text:p>
      <text:p text:style-name="P6"><text:span text:style-name="T1">                &lt;http://xmlns.com/foaf/0.1/topic&gt; &lt;https://semrepo.org/topic/diffusion-models&gt; ;</text:span></text:p>
      <text:p text:style-name="P6"><text:span text:style-name="T1">                sr:hasContributorReference ?contributor_ref .</text:span></text:p>
      <text:p text:style-name="P6"><text:span text:style-name="T1">    </text:span></text:p>
      <text:p text:style-name="P6"><text:span text:style-name="T1">    ?contributor_ref sr:hasCommits ?no_of_commits ;</text:span></text:p>
      <text:p text:style-name="P6"><text:span text:style-name="T1">                     sr:hasContributor ?Name .</text:span></text:p>
      <text:p text:style-name="P6"><text:span text:style-name="T1">    </text:span></text:p>
      <text:p text:style-name="P6"><text:span text:style-name="T1">    FILTER(?no_of_commits &gt;= 50)</text:span></text:p>
      <text:p text:style-name="P6"><text:span text:style-name="T1">  }</text:span></text:p>
      <text:p text:style-name="P6"><text:span text:style-name="T1">}</text:span></text:p>
      <text:p text:style-name="P6"><text:span text:style-name="T1">LIMIT 500</text:span></text:p>
      <text:p text:style-name="P6"><text:span text:style-name="T4"/></text:p>
      <text:p text:style-name="P3"><text:span text:style-name="T1">##########################################################################################################</text:span></text:p>
      <text:p text:style-name="P4"><text:span text:style-name="T1"/></text:p>
      <text:p text:style-name="P5"><text:span text:style-name="T1">CQ-5:</text:span></text:p>
      <text:p text:style-name="P5"><text:span text:style-name="T1">Who frequently collaborates together on repositories?</text:span></text:p>
      <text:p text:style-name="P5"><text:span text:style-name="T1">Return contributor pairs with the highest number of shared repository collaborations.</text:span></text:p>
      <text:p text:style-name="P4"><text:span text:style-name="T1"/></text:p>
      <text:p text:style-name="P6"><text:span text:style-name="T1">SELECT ?person1 ?name1 ?person2 ?name2 (COUNT(?repo) AS ?collaborationCount)</text:span></text:p>
      <text:p text:style-name="P6"><text:span text:style-name="T1">WHERE {</text:span></text:p>
      <text:p text:style-name="P6"><text:span text:style-name="T1">  GRAPH &lt;https://semrepo.org&gt; {</text:span></text:p>
      <text:p text:style-name="P6"><text:span text:style-name="T1">    ?repo a &lt;https://semrepo.org/class/repository&gt; ;</text:span></text:p>
      <text:p text:style-name="P6"><text:span text:style-name="T1">          &lt;https://semrepo.org/property/hasContributorReference&gt; ?ref1, ?ref2 .</text:span></text:p>
      <text:p text:style-name="P6"><text:span text:style-name="T1">    </text:span></text:p>
      <text:p text:style-name="P6"><text:span text:style-name="T1">    ?ref1 &lt;https://semrepo.org/property/hasContributor&gt; ?person1 .</text:span></text:p>
      <text:p text:style-name="P6"><text:span text:style-name="T1">    ?ref2 &lt;https://semrepo.org/property/hasContributor&gt; ?person2 .</text:span></text:p>
      <text:p text:style-name="P6"><text:span text:style-name="T1">    </text:span></text:p>
      <text:p text:style-name="P6"><text:span text:style-name="T1">    ?person1 &lt;http://xmlns.com/foaf/0.1/name&gt; ?name1 .</text:span></text:p>
      <text:p text:style-name="P6"><text:span text:style-name="T1">    ?person2 &lt;http://xmlns.com/foaf/0.1/name&gt; ?name2 .</text:span></text:p>
      <text:p text:style-name="P6"><text:span text:style-name="T1">    </text:span></text:p>
      <text:p text:style-name="P6"><text:span text:style-name="T1">    FILTER(?person1 != ?person2)</text:span></text:p>
      <text:p text:style-name="P6"><text:span text:style-name="T1">  }</text:span></text:p>
      <text:p text:style-name="P6"><text:span text:style-name="T1">}</text:span></text:p>
      <text:p text:style-name="P6"><text:span text:style-name="T1">GROUP BY ?person1 ?name1 ?person2 ?name2</text:span></text:p>
      <text:p text:style-name="P6"><text:span text:style-name="T1">ORDER BY DESC(?collaborationCount)</text:span></text:p>
      <text:p text:style-name="P6"><text:span text:style-name="T1">LIMIT 100</text:span></text:p>
      <text:p text:style-name="P6"><text:span text:style-name="T4"/></text:p>
      <text:p text:style-name="P3"><text:span text:style-name="T1">##########################################################################################################</text:span></text:p>
      <text:p text:style-name="P4"><text:span text:style-name="T1"/></text:p>
      <text:p text:style-name="P5"><text:span text:style-name="T1">CQ-6: What are the most common topics among repositories?</text:span></text:p>
      <text:p text:style-name="P5"><text:span text:style-name="T1">Return the top 10 topics with the highest number of associated repositories.</text:span></text:p>
      <text:p text:style-name="P4"><text:span text:style-name="T1"/></text:p>
      <text:p text:style-name="P6"><text:span text:style-name="T1">SELECT ?Topic (COUNT(?Repository) AS ?RepoCount)</text:span></text:p>
      <text:p text:style-name="P6"><text:span text:style-name="T1">WHERE {</text:span></text:p>
      <text:p text:style-name="P6"><text:span text:style-name="T1">  GRAPH &lt;https://semrepo.org&gt; {</text:span></text:p>
      <text:p text:style-name="P6"><text:span text:style-name="T1">    ?Repository &lt;http://www.w3.org/1999/02/22-rdf-syntax-ns#type&gt; &lt;https://semrepo.org/class/repository&gt; .</text:span></text:p>
      <text:p text:style-name="P6"><text:span text:style-name="T1">    ?Repository &lt;http://xmlns.com/foaf/0.1/topic&gt; ?Topic .</text:span></text:p>
      <text:p text:style-name="P6"><text:span text:style-name="T1">  }</text:span></text:p>
      <text:p text:style-name="P6"><text:span text:style-name="T1">}</text:span></text:p>
      <text:p text:style-name="P6"><text:span text:style-name="T1">GROUP BY ?Topic</text:span></text:p>
      <text:p text:style-name="P6"><text:span text:style-name="T1">ORDER BY DESC(?RepoCount)</text:span></text:p>
      <text:p text:style-name="P6"><text:span text:style-name="T1">LIMIT 10</text:span></text:p>
      <text:p text:style-name="P6"><text:span text:style-name="T4"/></text:p>
      <text:p text:style-name="P3"><text:span text:style-name="T1">##########################################################################################################</text:span></text:p>
      <text:p text:style-name="P4"><text:span text:style-name="T1"/></text:p>
      <text:p text:style-name="P5"><text:span text:style-name="T1">CQ-7: What programming languages are most commonly used in repositories?</text:span></text:p>
      <text:p text:style-name="P5"><text:span text:style-name="T1">Return the top 10 programming languages based on the number of repositories that use them.</text:span></text:p>
      <text:p text:style-name="P4"><text:span text:style-name="T1"/></text:p>
      <text:p text:style-name="P6"><text:span text:style-name="T1">SELECT ?Language (COUNT(?Repository) AS ?RepoCount)</text:span></text:p>
      <text:p text:style-name="P6"><text:span text:style-name="T1">WHERE {</text:span></text:p>
      <text:p text:style-name="P6"><text:span text:style-name="T1">  GRAPH &lt;https://semrepo.org&gt; {</text:span></text:p>
      <text:p text:style-name="P6"><text:span text:style-name="T1">    ?Repository &lt;http://www.w3.org/1999/02/22-rdf-syntax-ns#type&gt; &lt;https://semrepo.org/class/repository&gt; .</text:span></text:p>
      <text:p text:style-name="P6"><text:span text:style-name="T1">    ?Repository &lt;https://semrepo.org/property/hasLanguageReference&gt; ?langRef .</text:span></text:p>
      <text:p text:style-name="P6"><text:span text:style-name="T1">    ?langRef &lt;https://semrepo.org/property/hasLanguageName&gt; ?Language .</text:span></text:p>
      <text:p text:style-name="P6"><text:span text:style-name="T1">  }</text:span></text:p>
      <text:p text:style-name="P6"><text:span text:style-name="T1">}</text:span></text:p>
      <text:p text:style-name="P6"><text:span text:style-name="T1">GROUP BY ?Language</text:span></text:p>
      <text:p text:style-name="P6"><text:span text:style-name="T1">ORDER BY DESC(?RepoCount)</text:span></text:p>
      <text:p text:style-name="P6"><text:span text:style-name="T1">LIMIT 10</text:span></text:p>
      <text:p text:style-name="P6"><text:span text:style-name="T4"/></text:p>
      <text:p text:style-name="P3"><text:span text:style-name="T1">##########################################################################################################</text:span></text:p>
      <text:p text:style-name="P4"><text:span text:style-name="T1"/></text:p>
      <text:p text:style-name="P5"><text:span text:style-name="T1">CQ-8: What are the details of repositories maintained by a specific organization?</text:span></text:p>
      <text:p text:style-name="P5"><text:span text:style-name="T1">Return metadata such as packages, topics, languages, contributors, forks, and stars for repositories owned by a given organization.</text:span></text:p>
      <text:p text:style-name="P4"><text:span text:style-name="T1"/></text:p>
      <text:p text:style-name="P6"><text:span text:style-name="T1">SELECT ?OrgName ?Repository ?Package ?Topic ?Language ?Contributors ?Forks ?Stargazers</text:span></text:p>
      <text:p text:style-name="P6"><text:span text:style-name="T1">WHERE {</text:span></text:p>
      <text:p text:style-name="P6"><text:span text:style-name="T1">  GRAPH &lt;https://semrepo.org&gt; {</text:span></text:p>
      <text:p text:style-name="P6"><text:span text:style-name="T1">    &lt;https://semrepo.org/organization/serverlessllm&gt; </text:span></text:p>
      <text:p text:style-name="P6"><text:span text:style-name="T1">      &lt;http://www.w3.org/1999/02/22-rdf-syntax-ns#type&gt; &lt;https://semrepo.org/class/organization&gt; ;</text:span></text:p>
      <text:p text:style-name="P6"><text:span text:style-name="T1">      &lt;http://xmlns.com/foaf/0.1/name&gt; ?OrgName .</text:span></text:p>
      <text:p text:style-name="P6"><text:span text:style-name="T1">    </text:span></text:p>
      <text:p text:style-name="P6"><text:span text:style-name="T1">    ?Repository &lt;http://purl.org/dc/terms/creator&gt; &lt;https://semrepo.org/organization/serverlessllm&gt; ;</text:span></text:p>
      <text:p text:style-name="P6"><text:span text:style-name="T1">                &lt;https://semrepo.org/property/usedPackage&gt; ?Package ;</text:span></text:p>
      <text:p text:style-name="P6"><text:span text:style-name="T1">                &lt;http://xmlns.com/foaf/0.1/topic&gt; ?Topic ;</text:span></text:p>
      <text:p text:style-name="P6"><text:span text:style-name="T1">                &lt;https://semrepo.org/property/hasLanguageReference&gt; ?langRef ;</text:span></text:p>
      <text:p text:style-name="P6"><text:span text:style-name="T1">                &lt;https://semrepo.org/property/hasTotalContributor&gt; ?Contributors ;</text:span></text:p>
      <text:p text:style-name="P6"><text:span text:style-name="T1">                &lt;https://semrepo.org/property/hasTotalForks&gt; ?Forks ;</text:span></text:p>
      <text:p text:style-name="P6"><text:span text:style-name="T1">                &lt;https://semrepo.org/property/hasTotalStargazers&gt; ?Stargazers .</text:span></text:p>
      <text:p text:style-name="P4"><text:span text:style-name="T1"/></text:p>
      <text:p text:style-name="P6"><text:span text:style-name="T1">    ?langRef &lt;https://semrepo.org/property/hasLanguageName&gt; ?Language .</text:span></text:p>
      <text:p text:style-name="P6"><text:span text:style-name="T1">  }</text:span></text:p>
      <text:p text:style-name="P6"><text:span text:style-name="T1">}</text:span></text:p>
      <text:p text:style-name="P6"><text:span text:style-name="T4"/></text:p>
      <text:p text:style-name="P3"><text:span text:style-name="T1">##########################################################################################################</text:span></text:p>
      <text:p text:style-name="P4"><text:span text:style-name="T1"/></text:p>
      <text:p text:style-name="P5"><text:span text:style-name="T1">CQ-9: What are the most used programming languages per topic?</text:span></text:p>
      <text:p text:style-name="P5"><text:span text:style-name="T1">Return the most common programming languages used in repositories for each topic.</text:span></text:p>
      <text:p text:style-name="P4"><text:span text:style-name="T1"/></text:p>
      <text:p text:style-name="P6"><text:span text:style-name="T1">SELECT ?topic ?progLang (COUNT(?progLang) AS ?langCount)</text:span></text:p>
      <text:p text:style-name="P6"><text:span text:style-name="T1">WHERE {</text:span></text:p>
      <text:p text:style-name="P6"><text:span text:style-name="T1">  GRAPH &lt;https://semrepo.org&gt; {</text:span></text:p>
      <text:p text:style-name="P6"><text:span text:style-name="T1">    ?repository &lt;http://www.w3.org/1999/02/22-rdf-syntax-ns#type&gt; &lt;https://semrepo.org/class/repository&gt; ;</text:span></text:p>
      <text:p text:style-name="P6"><text:span text:style-name="T1">                &lt;http://xmlns.com/foaf/0.1/topic&gt; ?topic ;</text:span></text:p>
      <text:p text:style-name="P6"><text:span text:style-name="T1">                &lt;https://semrepo.org/property/hasLanguageReference&gt; ?langref .</text:span></text:p>
      <text:p text:style-name="P6"><text:span text:style-name="T1">    </text:span></text:p>
      <text:p text:style-name="P6"><text:span text:style-name="T1">    ?langref &lt;https://semrepo.org/property/hasLanguageName&gt; ?progLang .</text:span></text:p>
      <text:p text:style-name="P6"><text:span text:style-name="T1">  }</text:span></text:p>
      <text:p text:style-name="P6"><text:span text:style-name="T1">}</text:span></text:p>
      <text:p text:style-name="P6"><text:span text:style-name="T1">GROUP BY ?topic ?progLang</text:span></text:p>
      <text:p text:style-name="P6"><text:span text:style-name="T1">ORDER BY DESC(?langCount)</text:span></text:p>
      <text:p text:style-name="P6"><text:span text:style-name="T1">LIMIT 100</text:span></text:p>
      <text:p text:style-name="P6"><text:span text:style-name="T4"/></text:p>
      <text:p text:style-name="P3"><text:span text:style-name="T1">##########################################################################################################</text:span></text:p>
      <text:p text:style-name="P4"><text:span text:style-name="T1"/></text:p>
      <text:p text:style-name="P5"><text:span text:style-name="T1">CQ-10: What are the repositories linked to papers, their authors' institutions, and associated research metadata?</text:span></text:p>
      <text:p text:style-name="P5"><text:span text:style-name="T1">Retrieve repository metadata (stars, forks, issues, etc.), LPWC paper details (task, method, evaluation, conference), and author affiliations from SemOpenAlex.</text:span></text:p>
      <text:p text:style-name="P4"><text:span text:style-name="T1"/></text:p>
      <text:p text:style-name="P6"><text:span text:style-name="T1">PREFIX rdf: &lt;http://www.w3.org/1999/02/22-rdf-syntax-ns#&gt;</text:span></text:p>
      <text:p text:style-name="P6"><text:span text:style-name="T1">PREFIX dct: &lt;http://purl.org/dc/terms/&gt;</text:span></text:p>
      <text:p text:style-name="P6"><text:span text:style-name="T1">PREFIX fabio: &lt;http://purl.org/spar/fabio/&gt;</text:span></text:p>
      <text:p text:style-name="P6"><text:span text:style-name="T1">PREFIX sr: &lt;https://semrepo.org/property/&gt;</text:span></text:p>
      <text:p text:style-name="P6"><text:span text:style-name="T1">PREFIX srclass: &lt;https://semrepo.org/class/&gt;</text:span></text:p>
      <text:p text:style-name="P6"><text:span text:style-name="T1">PREFIX org: &lt;http://www.w3.org/ns/org#&gt;</text:span></text:p>
      <text:p text:style-name="P6"><text:span text:style-name="T1">PREFIX lpwc: &lt;https://linkedpaperswithcode.com/property/&gt;</text:span></text:p>
      <text:p text:style-name="P4"><text:span text:style-name="T1"/></text:p>
      <text:p text:style-name="P6"><text:span text:style-name="T1">SELECT *</text:span></text:p>
      <text:p text:style-name="P6"><text:span text:style-name="T1">WHERE {</text:span></text:p>
      <text:p text:style-name="P6"><text:span text:style-name="T1">  GRAPH &lt;https://semrepo.org&gt; {</text:span></text:p>
      <text:p text:style-name="P6"><text:span text:style-name="T1">    ?SemRepo_repository rdf:type srclass:repository .</text:span></text:p>
      <text:p text:style-name="P6"><text:span text:style-name="T1">    ?SemRepo_repository fabio:hasURL ?Github_Url .</text:span></text:p>
      <text:p text:style-name="P6"><text:span text:style-name="T1">    ?SemRepo_repository sr:hasTotalStargazers ?Stars .</text:span></text:p>
      <text:p text:style-name="P6"><text:span text:style-name="T1">    ?SemRepo_repository sr:hasTotalWatchers ?Watchers .</text:span></text:p>
      <text:p text:style-name="P6"><text:span text:style-name="T1">    ?SemRepo_repository sr:hasTotalForks ?Forks .</text:span></text:p>
      <text:p text:style-name="P6"><text:span text:style-name="T1">    ?SemRepo_repository sr:hasTotalContributor ?Contributor .</text:span></text:p>
      <text:p text:style-name="P6"><text:span text:style-name="T1">    ?SemRepo_repository sr:hasTotalIssues ?TotalIssues .</text:span></text:p>
      <text:p text:style-name="P6"><text:span text:style-name="T1">    ?SemRepo_repository sr:hasLpwcUrl ?Lpwc_repository .</text:span></text:p>
      <text:p text:style-name="P6"><text:span text:style-name="T1">    ?SemRepo_repository dct:creator ?SemRepo_person .</text:span></text:p>
      <text:p text:style-name="P6"><text:span text:style-name="T1">    ?SemRepo_person sr:hasSoaUrl ?Soa_Author .</text:span></text:p>
      <text:p text:style-name="P6"><text:span text:style-name="T1">  }</text:span></text:p>
      <text:p text:style-name="P4"><text:span text:style-name="T1"/></text:p>
      <text:p text:style-name="P6"><text:span text:style-name="T1">  SERVICE &lt;https://semopenalex.org/sparql&gt; {</text:span></text:p>
      <text:p text:style-name="P6"><text:span text:style-name="T1">    ?Soa_Author org:memberOf ?Institution .</text:span></text:p>
      <text:p text:style-name="P6"><text:span text:style-name="T1">  } </text:span></text:p>
      <text:p text:style-name="P4"><text:span text:style-name="T1"/></text:p>
      <text:p text:style-name="P6"><text:span text:style-name="T1">  SERVICE &lt;https://linkedpaperswithcode.com/sparql&gt; {</text:span></text:p>
      <text:p text:style-name="P6"><text:span text:style-name="T1">    ?Lpwc_paper lpwc:hasOfficialRepository ?Lpwc_repository .</text:span></text:p>
      <text:p text:style-name="P6"><text:span text:style-name="T1">    ?Lpwc_paper lpwc:hasTask ?Lpwc_Task .</text:span></text:p>
      <text:p text:style-name="P6"><text:span text:style-name="T1">    ?Lpwc_paper lpwc:hasMethod ?Lpwc_Method .</text:span></text:p>
      <text:p text:style-name="P6"><text:span text:style-name="T1">    ?Lpwc_paper lpwc:hasEvaluation ?Lpwc_Evaluation .</text:span></text:p>
      <text:p text:style-name="P6"><text:span text:style-name="T1">    ?Lpwc_paper lpwc:hasConference ?Lpwc_Conference .</text:span></text:p>
      <text:p text:style-name="P6"><text:span text:style-name="T1">  } </text:span></text:p>
      <text:p text:style-name="P6"><text:span text:style-name="T1">}</text:span></text:p>
      <text:p text:style-name="P6"><text:span text:style-name="T1">LIMIT 100</text:span></text:p>
      <text:p text:style-name="P6"><text:span text:style-name="T4"/></text:p>
      <text:p text:style-name="P3"><text:span text:style-name="T1">##########################################################################################################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4</meta:generator>
  </office:meta>
</office:document-meta>
</file>